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s>
      <text:h text:style-name="Heading_20_1" text:outline-level="1">CCM for AMI: Another Hello example</text:h>
      <text:p text:style-name="Standard"/>
      <text:p text:style-name="Standard">Available on :</text:p>
      <text:p text:style-name="Standard">svn://svn.dre.vanderbilt.edu/DOC/Middleware/branches/AMI4CCM/sets/ACE+TAO+CIAO</text:p>
      <text:p text:style-name="Standard"/>
      <text:p text:style-name="Standard">This example consists of three components:</text:p>
      <text:list xml:id="list300962539" text:style-name="L1">
        <text:list-item>
          <text:p text:style-name="P4">Sender</text:p>
        </text:list-item>
        <text:list-item>
          <text:p text:style-name="P4">AMI</text:p>
        </text:list-item>
        <text:list-item>
          <text:p text:style-name="P4">Receiver</text:p>
        </text:list-item>
      </text:list>
      <text:p text:style-name="Standard"/>
      <text:p text:style-name="Standard">The Sender wants to invoke methods on the Receiver asynchronously. Therefor the AMI component is created. The AMI component handles the asynchronous invocation like CORBA AMI does. The AMI component consists of a CORBA client and a CORBA server, using AMI.</text:p>
      <text:p text:style-name="Standard"/>
      <text:p text:style-name="Standard">The example directory is divided into the following subdirectories:</text:p>
      <text:list xml:id="list2105048596" text:style-name="L2">
        <text:list-item>
          <text:p text:style-name="P5">Sender <text:tab/>Contains the IDL3 and exec code for the Sender component.</text:p>
        </text:list-item>
        <text:list-item>
          <text:p text:style-name="P5">AMI<text:tab/><text:tab/>Contains the IDL3 and exec code for the AMI component.</text:p>
        </text:list-item>
        <text:list-item>
          <text:p text:style-name="P5">Receiver<text:tab/>Contains the IDL3 and exec code for the Receiver component.</text:p>
        </text:list-item>
        <text:list-item>
          <text:p text:style-name="P5">Hello_Base<text:tab/>Contains the IDL2 code.</text:p>
        </text:list-item>
        <text:list-item>
          <text:p text:style-name="P5">Lib<text:tab/><text:tab/>Contains the output libraries</text:p>
        </text:list-item>
        <text:list-item>
          <text:p text:style-name="P5">descriptors<text:tab/>Contains the deployment plan and perl scripts.</text:p>
        </text:list-item>
      </text:list>
      <text:p text:style-name="Standard"/>
      <text:h text:style-name="Heading_20_2" text:outline-level="2">Requirements</text:h>
      <text:list xml:id="list1946271847" text:style-name="L3">
        <text:list-item>
          <text:p text:style-name="P6">The application programmer should be able to choose between asynchronous and synchronous invocations. Both ways should be available at forehand. </text:p>
        </text:list-item>
        <text:list-item>
          <text:p text:style-name="P6">Synchronous invocations should avoid the AMI component.</text:p>
        </text:list-item>
        <text:list-item>
          <text:p text:style-name="P6">The application programmer should be able to choose between 'one reply handler per request' and 'a global reply handler'. </text:p>
        </text:list-item>
        <text:list-item>
          <text:p text:style-name="P6">The Receiver component ('server') should have no idea which component (AMI or Sender) uses his interface.</text:p>
        </text:list-item>
        <text:list-item>
          <text:p text:style-name="P6">The AMI component itself should be completely generated. The application programmer should never have to make modifications to this component.</text:p>
        </text:list-item>
        <text:list-item>
          <text:p text:style-name="P6">The generation process should provide a framework to the application programmer to fill in. All “get_connection_&lt;&lt;interface&gt;&gt;” methods should be provided by the generation process.</text:p>
        </text:list-item>
        <text:list-item>
          <text:p text:style-name="P6">For now, the AMI component should contain CORBA AMI to handle the AMI requests. In the future the AMI component should be replaceable by another implementation (like DDS).</text:p>
        </text:list-item>
        <text:list-item>
          <text:p text:style-name="P6">DISCUSS: the framework should provide a mechanism to match requests and callbacks. </text:p>
        </text:list-item>
        <text:list-item>
          <text:p text:style-name="P6">…</text:p>
        </text:list-item>
        <text:list-item>
          <text:p text:style-name="P6">...</text:p>
        </text:list-item>
      </text:list>
      <text:p text:style-name="Text_20_body"/>
      <text:h text:style-name="Heading_20_2" text:outline-level="2"><text:soft-page-break/>IDL</text:h>
      <text:p text:style-name="Standard">It all starts with the interface between Sender and Receiver: Hello.idl.</text:p>
      <text:p text:style-name="Standard"/>
      <text:p text:style-name="P1"/>
      <text:p text:style-name="code">module Hello_AMI</text:p>
      <text:p text:style-name="code">{</text:p>
      <text:p text:style-name="code"><text:s text:c="2"/>struct InternalException</text:p>
      <text:p text:style-name="code"><text:s text:c="4"/>{</text:p>
      <text:p text:style-name="code"><text:s text:c="6"/>long id;</text:p>
      <text:p text:style-name="code"><text:s text:c="6"/>string error_string;</text:p>
      <text:p text:style-name="code"><text:s text:c="4"/>};</text:p>
      <text:p text:style-name="code"/>
      <text:p text:style-name="code"><text:s text:c="2"/>exception InternalError</text:p>
      <text:p text:style-name="code"><text:s text:c="4"/>{</text:p>
      <text:p text:style-name="code"><text:s text:c="6"/>InternalException ex;</text:p>
      <text:p text:style-name="code"><text:s text:c="4"/>};</text:p>
      <text:p text:style-name="code"/>
      <text:p text:style-name="code"><text:s text:c="2"/>// Sender/Receiver interface</text:p>
      <text:p text:style-name="code"><text:s text:c="2"/>interface MyFoo</text:p>
      <text:p text:style-name="code"><text:s text:c="4"/>{</text:p>
      <text:p text:style-name="code"><text:s text:c="6"/>long foo (in string in_str, out string answer)</text:p>
      <text:p text:style-name="code"><text:s text:c="8"/>raises (InternalError);</text:p>
      <text:p text:style-name="code"><text:s text:c="4"/>};</text:p>
      <text:p text:style-name="code">};</text:p>
      <text:p text:style-name="Légende"><text:bookmark-start text:name="_Ref212977492"/><text:bookmark-start text:name="_Ref212977499"/>Example <text:sequence text:ref-name="refExample0" text:name="Example" text:formula="ooow:Example+1" style:num-format="1">1</text:sequence><text:bookmark-end text:name="_Ref212977499"/>: MyFoo Interface Declaration<text:bookmark-end text:name="_Ref212977492"/></text:p>
      <text:p text:style-name="Standard">This should be the only interface the application programmer has to write. All other IDL in this document is implied IDL.</text:p>
      <text:p text:style-name="Standard"/>
      <text:p text:style-name="Standard">In Hello_Base.idl, the interface for the AMI component is defined, consisting of the sendc and callback methods</text:p>
      <text:p text:style-name="code">#include "Hello.idl"</text:p>
      <text:p text:style-name="code"/>
      <text:p text:style-name="code">module CCM_AMI</text:p>
      <text:p text:style-name="code">{</text:p>
      <text:p text:style-name="code"><text:s text:c="2"/></text:p>
      <text:p text:style-name="code"><text:s text:c="2"/>// callback interface from AMI-component to Sender component</text:p>
      <text:p text:style-name="code"><text:s text:c="2"/>interface AMI_MyFoo_callback</text:p>
      <text:p text:style-name="code"><text:s text:c="4"/>{</text:p>
      <text:p text:style-name="code"><text:s text:c="6"/>void foo_callback_handler (in long result, in string answer);</text:p>
      <text:p text:style-name="code"><text:s text:c="6"/>void foo_callback_excep <text:s text:c="2"/>(in Hello_AMI::InternalException exception_holder);</text:p>
      <text:p text:style-name="code"><text:s text:c="4"/>};</text:p>
      <text:p text:style-name="code"><text:s text:c="2"/></text:p>
      <text:p text:style-name="code"><text:s text:c="2"/>// AMI component. Sender calls AMI-component and AMI-component calls Receiver</text:p>
      <text:p text:style-name="code"><text:s text:c="2"/>// using the AMI_foo interface.</text:p>
      <text:p text:style-name="code"><text:s text:c="2"/>interface AMI_MyFoo</text:p>
      <text:p text:style-name="code"><text:s text:c="4"/>{</text:p>
      <text:p text:style-name="code"><text:s text:c="6"/>void sendc_foo (in AMI_MyFoo_callback cb_handler, in string in_str);</text:p>
      <text:p text:style-name="code"><text:s text:c="4"/>};</text:p>
      <text:p text:style-name="code">};</text:p>
      <text:p text:style-name="Légende"><text:bookmark-start text:name="_Ref2129774991"/>Example <text:sequence text:ref-name="refExample1" text:name="Example" text:formula="ooow:Example+1" style:num-format="1">2</text:sequence><text:bookmark-end text:name="_Ref2129774991"/>: Implied IDL, describing the AMI component interfaces </text:p>
      <text:p text:style-name="Standard">Once these interfaces are defined, the component interfaces can be defined. </text:p>
      <text:p text:style-name="Standard"/>
      <text:p text:style-name="P2">Sender</text:p>
      <text:p text:style-name="Standard">For asynchronous invocations, the Sender component uses the AMI_MyFoo interface of the AMI component and provides the AMI_MyFoo_callback interface to the AMI component. </text:p>
      <text:p text:style-name="Standard">For synchronous invocations, the Sender component uses the MyFoo interface (which the Receiver provides).</text:p>
      <text:p text:style-name="code"><text:soft-page-break/></text:p>
      <text:p text:style-name="code">module CCM_AMI</text:p>
      <text:p text:style-name="code">{</text:p>
      <text:p text:style-name="code"><text:s text:c="2"/>component Sender</text:p>
      <text:p text:style-name="code"><text:s text:c="2"/>{</text:p>
      <text:p text:style-name="code"><text:s text:c="4"/>// for asynch invocation.</text:p>
      <text:p text:style-name="code"><text:s text:c="4"/>uses CCM_AMI::AMI_MyFoo <text:s text:c="6"/>run_asynch_my_foo;</text:p>
      <text:p text:style-name="code"/>
      <text:p text:style-name="code"><text:s text:c="4"/>// for synchronous invocation</text:p>
      <text:p text:style-name="code"><text:s text:c="4"/>uses Hello_AMI::MyFoo <text:s text:c="8"/>run_my_foo;</text:p>
      <text:p text:style-name="code"/>
      <text:p text:style-name="code"><text:s text:c="4"/>//provides the callback function/exception for the AMI component.</text:p>
      <text:p text:style-name="code"><text:s text:c="4"/>provides CCM_AMI::AMI_MyFoo_callback <text:s text:c="7"/>the_my_foo_callback;</text:p>
      <text:p text:style-name="code"><text:s text:c="2"/>};</text:p>
      <text:p text:style-name="code"/>
      <text:p text:style-name="code"><text:s text:c="2"/>home SenderHome manages Sender</text:p>
      <text:p text:style-name="code"><text:s text:c="2"/>{</text:p>
      <text:p text:style-name="code"><text:s text:c="2"/>};</text:p>
      <text:p text:style-name="code">};</text:p>
      <text:p text:style-name="Légende"><text:bookmark-start text:name="_Ref21297749911"/>Example <text:sequence text:ref-name="refExample2" text:name="Example" text:formula="ooow:Example+1" style:num-format="1">3</text:sequence><text:bookmark-end text:name="_Ref21297749911"/>: Implied IDL, describing the Sender component </text:p>
      <text:p text:style-name="Standard">Similar to CORBA AMI, this IDL is implied. The 'uses' and 'provides' variables ('run_asynch_my_foo' and 'the_my_foo_callback'), should be known to the user. The code generation <text:span text:style-name="T3">process should name (according to spec) </text:span>and implement these in C++. </text:p>
      <text:p text:style-name="Standard">For synchronous invocations, the Sender component uses the interface, supplied by the application programmer.</text:p>
      <text:p text:style-name="Standard"/>
      <text:p text:style-name="P2">AMI</text:p>
      <text:p text:style-name="Standard">The AMI IDL should look like this:</text:p>
      <text:p text:style-name="code">module CCM_AMI</text:p>
      <text:p text:style-name="code">{</text:p>
      <text:p text:style-name="code"><text:s text:c="2"/>component AMI</text:p>
      <text:p text:style-name="code"><text:s text:c="2"/>{</text:p>
      <text:p text:style-name="code"><text:s text:c="4"/>//provides the interface for Sender</text:p>
      <text:p text:style-name="code"><text:s text:c="4"/>provides CCM_AMI::AMI_MyFoo <text:s text:c="6"/>perform_asynch_my_foo;</text:p>
      <text:p text:style-name="code"/>
      <text:p text:style-name="code"><text:s text:c="4"/>//uses the interface of the Receiver ('server')</text:p>
      <text:p text:style-name="code"><text:s text:c="4"/>uses Hello_AMI::MyFoo <text:s text:c="6"/>my_foo_receiver;</text:p>
      <text:p text:style-name="code"/>
      <text:p text:style-name="code"><text:s text:c="4"/>//uses the callback interface of the sender</text:p>
      <text:p text:style-name="code"><text:s text:c="4"/>uses CCM_AMI::AMI_MyFoo_callback <text:s text:c="7"/>callback_my_foo;</text:p>
      <text:p text:style-name="code"><text:s text:c="2"/>};</text:p>
      <text:p text:style-name="code"/>
      <text:p text:style-name="code"><text:s text:c="2"/>home AMIHome manages AMI</text:p>
      <text:p text:style-name="code"><text:s text:c="2"/>{</text:p>
      <text:p text:style-name="code"><text:s text:c="2"/>};</text:p>
      <text:p text:style-name="code">};</text:p>
      <text:p text:style-name="code"/>
      <text:p text:style-name="Légende"><text:bookmark-start text:name="_Ref212977499111"/>Example <text:sequence text:ref-name="refExample3" text:name="Example" text:formula="ooow:Example+1" style:num-format="1">4</text:sequence><text:bookmark-end text:name="_Ref212977499111"/>: Implied IDL, describing the AMI component </text:p>
      <text:p text:style-name="Standard">Again, this IDL is implied. The generation process should name and implement these interfaces.</text:p>
      <text:p text:style-name="Standard"/>
      <text:p text:style-name="Standard"><text:span text:style-name="T1">Receiver</text:span> </text:p>
      <text:p text:style-name="Standard">The receiver just implements the interface provided by the application programmer. The Receiver should have no idea which component (in this case Sender or AMI) uses his interface!</text:p>
      <text:p text:style-name="Standard">The Receiver IDL looks like this:</text:p>
      <text:p text:style-name="code"><text:soft-page-break/>module CCM_AMI</text:p>
      <text:p text:style-name="code">{</text:p>
      <text:p text:style-name="code"><text:s text:c="2"/>component Receiver</text:p>
      <text:p text:style-name="code"><text:s text:c="2"/>{</text:p>
      <text:p text:style-name="code"><text:s text:c="4"/>//provides </text:p>
      <text:p text:style-name="code"><text:s text:c="4"/>provides Hello_AMI::MyFoo do_my_foo;</text:p>
      <text:p text:style-name="code"><text:s text:c="2"/>};</text:p>
      <text:p text:style-name="code"/>
      <text:p text:style-name="code"><text:s text:c="2"/>home ReceiverHome manages Receiver</text:p>
      <text:p text:style-name="code"><text:s text:c="2"/>{</text:p>
      <text:p text:style-name="code"><text:s text:c="2"/>};</text:p>
      <text:p text:style-name="code">};</text:p>
      <text:p text:style-name="Légende"><text:bookmark-start text:name="_Ref2129774991111"/>Example <text:sequence text:ref-name="refExample4" text:name="Example" text:formula="ooow:Example+1" style:num-format="1">5</text:sequence><text:bookmark-end text:name="_Ref2129774991111"/>: IDL, describing the Receiver component </text:p>
      <text:p text:style-name="Standard">Again, this IDL is implied. The generation process should name and implement these interfaces.</text:p>
      <text:h text:style-name="Heading_20_2" text:outline-level="2">The Sender component</text:h>
      <text:p text:style-name="Text_20_body">It's up to the application programmer how to implement this component. An empty framework should be provided for the application programmer to use.</text:p>
      <text:p text:style-name="Text_20_body">In the Sender, the application programmer may choose between a 'global' reply handler (passing nil as the first parameter in the sendc-method) or a reply handler per request (supplying a reply handler as the first parameter of the sendc-method). </text:p>
      <text:p text:style-name="Text_20_body"><text:span text:style-name="T2">Discuss</text:span> : Maybe use an input parameter for the generation process to let the user choose which configuration he wants?</text:p>
      <text:p text:style-name="Text_20_body"><text:span text:style-name="T2">Discuss</text:span> : Maybe don't use the reply handler as an input parameter for the sendc-method at all. The user should create his own matching, using for instance cookies in the user defined IDL methods.</text:p>
      <text:h text:style-name="Heading_20_2" text:outline-level="2">The AMI component</text:h>
      <text:p text:style-name="P3">Process description</text:p>
      <text:p text:style-name="Text_20_body">The AMI component embeds a CORBA client/server structure, based on CORBA AMI. </text:p>
      <text:p text:style-name="Text_20_body">When the AMI component starts, a CORBA server per interface is started. This server provides the interface which the application programmer wrote. When the Sender component asks for the AMI interface (i.e. get_connection_xxx is called), the AMI component starts a CORBA client, which creates a connection to the CORBA server.</text:p>
      <text:p text:style-name="Text_20_body">When a request comes in (a CCM-sendc method is called), a reply handler is created and started (= 1 reply handler per request). After that, the CORBA sendc method on the CORBA server is invoked and the CCM-sendc methods returns. </text:p>
      <text:p text:style-name="Text_20_body">The only thing the CORBA server does is calling the appropriate method on the Receiver component (just like an ordinary synchronous call). When the CORBA methods returns, the CORBA AMI framework takes over and invokes the appropriate method on the (CORBA) reply handler. The reply handler in turn invokes the appropriate callback method on the Sender component, using the supplied callback reply handler (if nil, the AMI component retrieves the 'global' reply handler interface from the Sender component first).</text:p>
      <text:p text:style-name="Text_20_body"/>
      <text:p text:style-name="Text_20_body"/>
      <text:p text:style-name="Text_20_body"/>
      <text:p text:style-name="Text_20_body"/>
      <text:p text:style-name="P3"><text:soft-page-break/>Details</text:p>
      <text:p text:style-name="Text_20_body">Apart from the standard xxx_exec.cpp and xxx_exec.h files, the generation process should also create the source and header files for the AMI implementation. The syntax of the name of these files, is as follows:</text:p>
      <text:list xml:id="list416594000" text:style-name="L4">
        <text:list-item>
          <text:p text:style-name="P7">AMI_&lt;&lt;original_interface_name&gt;&gt;_i.cpp</text:p>
        </text:list-item>
        <text:list-item>
          <text:p text:style-name="P7">AMI_&lt;&lt;original_interface_name&gt;&gt;_i.h</text:p>
        </text:list-item>
      </text:list>
      <text:p text:style-name="Text_20_body">These files contain the following implementations in a namespace (CCM_CORBA_AMI_&lt;&lt;original_interface_name&gt;&gt;_Impl):</text:p>
      <text:list xml:id="list1204012169" text:style-name="L5">
        <text:list-item>
          <text:p text:style-name="P8">The CORBA server, providing the interface.</text:p>
        </text:list-item>
        <text:list-item>
          <text:p text:style-name="P8">The CORBA server implementation class. Implementation of the CORBA server. </text:p>
        </text:list-item>
        <text:list-item>
          <text:p text:style-name="P8">The CORBA reply handler providing the CORBA AMI reply handler.</text:p>
        </text:list-item>
      </text:list>
      <text:p text:style-name="Text_20_body"/>
      <text:p text:style-name="Text_20_body">One should use the -b option on the generate_mpc perl script. The value of '-b' should be 'ami'. </text:p>
      <text:p text:style-name="Text_20_body">This script should be adapted in order to list the extra cpp and header files in the generated MPC fil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aragraph" style:family="paragraph" style:parent-style-name="Standard">
      <style:paragraph-properties fo:margin-left="0.7874in" fo:margin-right="0in" fo:margin-top="0.1665in" fo:margin-bottom="0in" fo:text-indent="0in" style:auto-text-indent="false"/>
      <style:text-properties fo:language="en" fo:country="US"/>
    </style:style>
    <style:style style:name="code" style:family="paragraph" style:parent-style-name="Standard">
      <style:paragraph-properties fo:margin-left="0.7874in" fo:margin-right="0in" fo:text-align="start" style:justify-single-word="false" fo:orphans="0" fo:widows="0" fo:text-indent="0in" style:auto-text-indent="false" fo:background-color="#e6e6e6"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s>
        <style:background-image/>
      </style:paragraph-properties>
      <style:text-properties style:font-name="Courier New" fo:font-size="8pt" fo:language="zxx" fo:country="none" style:font-size-asian="8pt" style:language-asian="zxx" style:country-asian="none"/>
    </style:style>
    <style:style style:name="compact_20_paragraph" style:display-name="compact paragraph" style:family="paragraph" style:parent-style-name="paragraph">
      <style:paragraph-properties fo:margin-top="0.0835in" fo:margin-bottom="0in"/>
    </style:style>
    <style:style style:name="Légende" style:family="paragraph" style:parent-style-name="compact_20_paragraph" style:next-style-name="paragraph">
      <style:paragraph-properties fo:margin-top="0.0835in" fo:margin-bottom="0.0835in" fo:text-align="center" style:justify-single-word="false"/>
      <style:text-properties fo:font-size="11pt" fo:font-weight="bold" style:font-size-asian="11pt"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8T09:30:12</meta:creation-date>
    <dc:date>2009-08-31T10:22:24</dc:date>
    <meta:editing-duration>PT03H16M31S</meta:editing-duration>
    <meta:editing-cycles>10</meta:editing-cycles>
    <meta:generator>OpenOffice.org/3.0$Linux OpenOffice.org_project/300m21$Build-9319</meta:generator>
    <meta:document-statistic meta:table-count="0" meta:image-count="0" meta:object-count="0" meta:page-count="5" meta:paragraph-count="146" meta:word-count="1159" meta:character-count="7997"/>
    <meta:user-defined meta:name="Info 1"/>
    <meta:user-defined meta:name="Info 2"/>
    <meta:user-defined meta:name="Info 3"/>
    <meta:user-defined meta:name="Info 4"/>
  </office:meta>
</office:document-meta>
</file>